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7e6" officeooo:paragraph-rsid="001447e6"/>
    </style:style>
    <style:style style:name="P2" style:family="paragraph" style:parent-style-name="Standard">
      <style:text-properties officeooo:rsid="0016c1d5" officeooo:paragraph-rsid="0016c1d5"/>
    </style:style>
    <style:style style:name="P3" style:family="paragraph" style:parent-style-name="Standard">
      <style:text-properties officeooo:paragraph-rsid="0016c1d5"/>
    </style:style>
    <style:style style:name="P4" style:family="paragraph" style:parent-style-name="Standard">
      <style:text-properties officeooo:paragraph-rsid="001997ac"/>
    </style:style>
    <style:style style:name="P5" style:family="paragraph" style:parent-style-name="Standard">
      <style:text-properties officeooo:paragraph-rsid="001a3053"/>
    </style:style>
    <style:style style:name="P6" style:family="paragraph" style:parent-style-name="Standard">
      <style:text-properties officeooo:rsid="001a3053" officeooo:paragraph-rsid="001a3053"/>
    </style:style>
    <style:style style:name="P7" style:family="paragraph" style:parent-style-name="Standard">
      <style:text-properties officeooo:rsid="001a3053" officeooo:paragraph-rsid="001b2efa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a3053" officeooo:paragraph-rsid="001a3053" fo:background-color="#1e1e1e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b2efa" fo:background-color="#1e1e1e"/>
    </style:style>
    <style:style style:name="P11" style:family="paragraph" style:parent-style-name="Standard">
      <style:text-properties fo:color="#d4d4d4" loext:opacity="100%" style:font-name="Droid Sans Mono" fo:font-size="10.5pt" fo:font-weight="normal" officeooo:paragraph-rsid="001b2efa" fo:background-color="#1e1e1e"/>
    </style:style>
    <style:style style:name="P12" style:family="paragraph" style:parent-style-name="Standard">
      <style:text-properties fo:color="#d4d4d4" loext:opacity="100%" style:font-name="Droid Sans Mono" fo:font-size="10.5pt" fo:font-weight="normal" officeooo:rsid="001f0e4c" officeooo:paragraph-rsid="001f0e4c" fo:background-color="#1e1e1e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Standard">
      <style:text-properties officeooo:rsid="001f0e4c" officeooo:paragraph-rsid="001f0e4c"/>
    </style:style>
    <style:style style:name="P16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6c1d5" style:font-size-asian="15pt" style:font-size-complex="15pt"/>
    </style:style>
    <style:style style:name="T3" style:family="text">
      <style:text-properties fo:font-size="15pt" officeooo:rsid="00188ea1" style:font-size-asian="15pt" style:font-size-complex="15pt"/>
    </style:style>
    <style:style style:name="T4" style:family="text">
      <style:text-properties fo:font-size="15pt" officeooo:rsid="001997ac" style:font-size-asian="15pt" style:font-size-complex="15pt"/>
    </style:style>
    <style:style style:name="T5" style:family="text">
      <style:text-properties fo:font-size="15pt" officeooo:rsid="001a3053" style:font-size-asian="15pt" style:font-size-complex="15pt"/>
    </style:style>
    <style:style style:name="T6" style:family="text">
      <style:text-properties fo:font-size="15pt" officeooo:rsid="001ba7c7" style:font-size-asian="15pt" style:font-size-complex="15pt"/>
    </style:style>
    <style:style style:name="T7" style:family="text">
      <style:text-properties fo:font-size="15pt" officeooo:rsid="001d3ac2" style:font-size-asian="15pt" style:font-size-complex="15pt"/>
    </style:style>
    <style:style style:name="T8" style:family="text">
      <style:text-properties fo:color="#c586c0" loext:opacity="100%"/>
    </style:style>
    <style:style style:name="T9" style:family="text">
      <style:text-properties fo:color="#c586c0" loext:opacity="100%" fo:font-size="15pt" style:font-size-asian="15pt" style:font-size-complex="15pt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font-size="15pt" style:font-size-asian="15pt" style:font-size-complex="15pt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fo:font-size="15pt" style:font-size-asian="15pt" style:font-size-complex="15pt"/>
    </style:style>
    <style:style style:name="T14" style:family="text">
      <style:text-properties fo:color="#dcdcaa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b5cea8" loext:opacity="100%"/>
    </style:style>
    <style:style style:name="T17" style:family="text">
      <style:text-properties fo:color="#d7ba7d" loext:opacity="100%"/>
    </style:style>
    <style:style style:name="T18" style:family="text">
      <style:text-properties fo:color="#f44747" loext:opacity="100%"/>
    </style:style>
    <style:style style:name="T19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9"/><text:span text:style-name="T1">Prova 1 – Estrutura de dados</text:span></text:p>
      <text:p text:style-name="P1"><text:span text:style-name="T1"/></text:p>
      <text:p text:style-name="P1"><text:span text:style-name="T1"/></text:p>
      <text:p text:style-name="P2"><text:span text:style-name="T1">Questão 1- </text:span></text:p>
      <text:p text:style-name="P2"><text:span text:style-name="T1"/></text:p>
      <text:p text:style-name="P3"><text:span text:style-name="T2">- A</text:span><text:span text:style-name="T1"> criação do código fonte é </text:span><text:span text:style-name="T2">feita em um editor de texto e a diferença entre o processo de complição e linkagem é que o o processo de compil</text:span><text:span text:style-name="T3">a</text:span><text:span text:style-name="T2">ção, </text:span><text:span text:style-name="T3">basicamente é uma tradução, na qual</text:span><text:span text:style-name="T2"> o código fonte </text:span><text:span text:style-name="T3">(code.c)</text:span><text:span text:style-name="T2"> e transforma </text:span><text:span text:style-name="T3">em linguagem de máquina (code.o) </text:span><text:span text:style-name="T2">, já o processo de linkagem ele basicamente conversa com o sistema operacional, atravez do start-up code, e assim ele pega o código de maquina </text:span><text:span text:style-name="T3">(code.o)</text:span><text:span text:style-name="T2"> e linka com as bibliotecas e com os códigos nativos em C</text:span></text:p>
      <text:p text:style-name="P3"><text:span text:style-name="T2"/></text:p>
      <text:p text:style-name="P3"><text:span text:style-name="T2">- </text:span><text:span text:style-name="T3">Os arquivos gerados resulta, em um executável com código que o computador </text:span><text:span text:style-name="T7">compreende, podendo assim, </text:span><text:span text:style-name="T3">ser “rodado” pelo próprio usuário.</text:span></text:p>
      <text:p text:style-name="P3"><text:span text:style-name="T3"/></text:p>
      <text:p text:style-name="P4"><text:span text:style-name="T3">- A resposta é não, porque cada sistema operacional existe sua</text:span><text:span text:style-name="T4">s</text:span><text:span text:style-name="T3"> particularidade</text:span><text:span text:style-name="T4">s</text:span><text:span text:style-name="T3">, pois se pegamos um código escrito em uma plataforma , por exemplo, no Windows, o executável gerado vai se comunicar com </text:span><text:span text:style-name="T4">o hadware e o sistema de uma forma feita exclusiva para o sistema no qual o programa foi feito, e assim, ocorre incompatibilidades quando é rodado em um sistema diferente.</text:span></text:p>
      <text:p text:style-name="P4"><text:span text:style-name="T4"/></text:p>
      <text:p text:style-name="P5"><text:span text:style-name="T4">- A diferença entre a linguagem Python e C, é que o Python C é compilado diretamente para o código de máquina que é executado diretamente pela CPU e o C </text:span><text:span text:style-name="T3">primeiro é compilado para um código de bytes e então interpretado por um grande programa C, </text:span><text:span text:style-name="T5">outras diferença entre eles é que o python é uma linguagem interpretada, ou seja, trazduz o código analizado e executa, já o C é uma linguagem compilada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Questão 2- </text:span></text:p>
      <text:p text:style-name="P6"><text:span text:style-name="T1"/></text:p>
      <text:p text:style-name="P9"><text:span text:style-name="T9">#include</text:span><text:span text:style-name="T11"> </text:span><text:span text:style-name="T13">&lt;stdio.h&gt;</text:span></text:p>
      <text:p text:style-name="P13"/>
      <text:p text:style-name="P8"><text:span text:style-name="T10">int</text:span> <text:span text:style-name="T14">main</text:span> ()</text:p>
      <text:p text:style-name="P8">{</text:p>
      <text:p text:style-name="P8"><text:span text:style-name="T10">int</text:span> <text:span text:style-name="T15">idade</text:span>;</text:p>
      <text:p text:style-name="P8"><text:span text:style-name="T14">printf</text:span>(<text:span text:style-name="T12">"Digite a sua idade: "</text:span>);</text:p>
      <text:p text:style-name="P8"><text:span text:style-name="T14">scanf</text:span>(<text:span text:style-name="T12">"</text:span><text:span text:style-name="T15">%d</text:span><text:span text:style-name="T12">"</text:span>, &amp;<text:span text:style-name="T15">idade</text:span>);</text:p>
      <text:p text:style-name="P8"><text:span text:style-name="T8">if</text:span> (<text:span text:style-name="T15">idade</text:span> &gt;= <text:span text:style-name="T16">0</text:span>){</text:p>
      <text:p text:style-name="P8"><text:span text:style-name="T10">unsigned</text:span> <text:span text:style-name="T10">int</text:span> <text:span text:style-name="T15">segundos</text:span> = <text:span text:style-name="T15">idade</text:span> * <text:span text:style-name="T16">31536000</text:span> ;</text:p>
      <text:p text:style-name="P8"><text:span text:style-name="T14">printf</text:span>(<text:span text:style-name="T12">"Seus </text:span><text:span text:style-name="T15">%d</text:span><text:span text:style-name="T12"> anos correspondem a </text:span><text:span text:style-name="T15">%u</text:span><text:span text:style-name="T12"> segundos</text:span><text:span text:style-name="T17">\n</text:span><text:span text:style-name="T12">"</text:span>,<text:span text:style-name="T15">idade</text:span>,</text:p>
      <text:p text:style-name="P8"><text:span text:style-name="T15">segundos</text:span>);</text:p>
      <text:p text:style-name="P8">}</text:p>
      <text:p text:style-name="P8"><text:span text:style-name="T8">else</text:span>{</text:p>
      <text:p text:style-name="P8"><text:span text:style-name="T14">printf</text:span>(<text:span text:style-name="T12">"Número inválido</text:span><text:span text:style-name="T17">\n</text:span><text:span text:style-name="T12">"</text:span>);</text:p>
      <text:p text:style-name="P8">}</text:p>
      <text:p text:style-name="P13"/>
      <text:p text:style-name="P8"><text:span text:style-name="T8">return</text:span> <text:span text:style-name="T16">0</text:span>;</text:p>
      <text:p text:style-name="P8">}</text:p>
      <text:p text:style-name="P8"/>
      <text:p text:style-name="P8"/>
      <text:p text:style-name="P10"/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Questão 3-</text:span></text:p>
      <text:p text:style-name="P15"><text:span text:style-name="T1"/></text:p>
      <text:p text:style-name="P12"><text:span text:style-name="T9">#include</text:span><text:span text:style-name="T11"> </text:span><text:span text:style-name="T13">&lt;stdio.h&gt;</text:span></text:p>
      <text:p text:style-name="P8"><text:span text:style-name="T8">#include</text:span><text:span text:style-name="T10"> </text:span><text:span text:style-name="T12">&lt;string.h&gt;</text:span></text:p>
      <text:p text:style-name="P8"><text:span text:style-name="T8">#include</text:span><text:span text:style-name="T10"> </text:span><text:span text:style-name="T12">&lt;stdlib.h&gt;</text:span></text:p>
      <text:p text:style-name="P14"/>
      <text:p text:style-name="P8"><text:span text:style-name="T10">void</text:span> <text:span text:style-name="T14">contar_palavras</text:span>(<text:span text:style-name="T10">char</text:span>* <text:span text:style-name="T15">frase</text:span>){</text:p>
      <text:p text:style-name="P8"><text:span text:style-name="T10">int</text:span> <text:span text:style-name="T15">vogais</text:span> = <text:span text:style-name="T16">0</text:span>, <text:span text:style-name="T15">consoantes</text:span> = <text:span text:style-name="T16">0</text:span>;</text:p>
      <text:p text:style-name="P13"/>
      <text:p text:style-name="P8"><text:span text:style-name="T10">int</text:span> <text:span text:style-name="T15">i</text:span>;</text:p>
      <text:p text:style-name="P8"><text:span text:style-name="T10">char</text:span> <text:span text:style-name="T15">ch</text:span>[<text:span text:style-name="T16">251</text:span>];</text:p>
      <text:p text:style-name="P13"/>
      <text:p text:style-name="P8"><text:span text:style-name="T8">for</text:span> (<text:span text:style-name="T15">i</text:span> = <text:span text:style-name="T16">0</text:span>; <text:span text:style-name="T15">frase</text:span>[<text:span text:style-name="T15">i</text:span>] != <text:span text:style-name="T12">'</text:span><text:span text:style-name="T17">\0</text:span><text:span text:style-name="T12">'</text:span>; <text:span text:style-name="T15">i</text:span>++) {</text:p>
      <text:p text:style-name="P13"/>
      <text:p text:style-name="P8"><text:span text:style-name="T10">char</text:span> <text:span text:style-name="T15">frase</text:span>[<text:span text:style-name="T15">i</text:span>];</text:p>
      <text:p text:style-name="P8"><text:span text:style-name="T8">if</text:span> ( <text:span text:style-name="T15">ch</text:span> == <text:span text:style-name="T12">'a'</text:span> || <text:span text:style-name="T15">ch</text:span> == <text:span text:style-name="T12">'e'</text:span></text:p>
      <text:p text:style-name="P8">|| <text:span text:style-name="T15">ch</text:span> == <text:span text:style-name="T12">'i'</text:span> || <text:span text:style-name="T15">ch</text:span> == <text:span text:style-name="T12">'o'</text:span></text:p>
      <text:p text:style-name="P8">|| <text:span text:style-name="T15">ch</text:span> == <text:span text:style-name="T12">'u'</text:span> || <text:span text:style-name="T15">ch</text:span> == <text:span text:style-name="T12">'A'</text:span></text:p>
      <text:p text:style-name="P8">|| <text:span text:style-name="T15">ch</text:span> == <text:span text:style-name="T12">'E'</text:span> || <text:span text:style-name="T15">ch</text:span> == <text:span text:style-name="T12">'I'</text:span></text:p>
      <text:p text:style-name="P8">|| <text:span text:style-name="T15">ch</text:span> == <text:span text:style-name="T12">'O'</text:span> || <text:span text:style-name="T15">ch</text:span> == <text:span text:style-name="T12">'U'</text:span>){</text:p>
      <text:p text:style-name="P8"><text:span text:style-name="T15">vogais</text:span>++;</text:p>
      <text:p text:style-name="P8">}</text:p>
      <text:p text:style-name="P8"><text:span text:style-name="T8">else</text:span> <text:span text:style-name="T8">if</text:span> (<text:span text:style-name="T15">ch</text:span> == <text:span text:style-name="T12">' '</text:span>){</text:p>
      <text:p text:style-name="P8"><text:span text:style-name="T8">continue</text:span>;</text:p>
      <text:p text:style-name="P8">}</text:p>
      <text:p text:style-name="P16">else</text:p>
      <text:p text:style-name="P8"><text:span text:style-name="T15">consoantes</text:span>++;</text:p>
      <text:p text:style-name="P13"/>
      <text:p text:style-name="P8"><text:span text:style-name="T14">printf</text:span>(<text:span text:style-name="T12">"</text:span><text:span text:style-name="T17">\n</text:span><text:span text:style-name="T12">Vogais: </text:span><text:span text:style-name="T15">%d</text:span><text:span text:style-name="T12">"</text:span>, <text:span text:style-name="T15">vogais</text:span>);</text:p>
      <text:p text:style-name="P8"><text:span text:style-name="T14">printf</text:span>(<text:span text:style-name="T12">"</text:span><text:span text:style-name="T17">\n</text:span><text:span text:style-name="T12">Consoantes: </text:span><text:span text:style-name="T15">%d</text:span><text:span text:style-name="T17">\n</text:span><text:span text:style-name="T12">"</text:span>, <text:span text:style-name="T15">consoantes</text:span>);</text:p>
      <text:p text:style-name="P13"/>
      <text:p text:style-name="P8">}</text:p>
      <text:p text:style-name="P8">}</text:p>
      <text:p text:style-name="P13"/>
      <text:p text:style-name="P8"><text:span text:style-name="T10">int</text:span> <text:span text:style-name="T14">main</text:span>(){</text:p>
      <text:p text:style-name="P8"><text:span text:style-name="T10">char</text:span> * <text:span text:style-name="T15">frase</text:span>;</text:p>
      <text:p text:style-name="P8"><text:span text:style-name="T10">int</text:span> <text:span text:style-name="T15">tam</text:span>=<text:span text:style-name="T16">1</text:span>;</text:p>
      <text:p text:style-name="P8"><text:span text:style-name="T15">frase</text:span> = (<text:span text:style-name="T10">char</text:span>*) <text:span text:style-name="T14">malloc</text:span>(<text:span text:style-name="T15">tam</text:span> * <text:span text:style-name="T10">sizeof</text:span>(<text:span text:style-name="T10">char</text:span>));</text:p>
      <text:p text:style-name="P8"><text:span text:style-name="T14">scanf</text:span>(<text:span text:style-name="T12">" </text:span><text:span text:style-name="T18">%</text:span><text:span text:style-name="T12">[^</text:span><text:span text:style-name="T17">\n</text:span><text:span text:style-name="T12">]s"</text:span>,<text:span text:style-name="T15">frase</text:span>);</text:p>
      <text:p text:style-name="P8"><text:span text:style-name="T14">printf</text:span>(<text:span text:style-name="T12">"String: </text:span><text:span text:style-name="T15">%s</text:span><text:span text:style-name="T12">"</text:span>, <text:span text:style-name="T15">frase</text:span>);</text:p>
      <text:p text:style-name="P13"/>
      <text:p text:style-name="P8"><text:span text:style-name="T14">contar_palavras</text:span>(<text:span text:style-name="T15">frase</text:span>);</text:p>
      <text:p text:style-name="P13"/>
      <text:p text:style-name="P8"><text:span text:style-name="T8">return</text:span> <text:span text:style-name="T16">0</text:span>;</text:p>
      <text:p text:style-name="P8">}</text:p>
      <text:p text:style-name="P15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Questão </text:span><text:span text:style-name="T6">4</text:span><text:span text:style-name="T1">- </text:span></text:p>
      <text:p text:style-name="P7"><text:span text:style-name="T1"/></text:p>
      <text:p text:style-name="P11"><text:span text:style-name="T9">#include</text:span><text:span text:style-name="T11"> </text:span><text:span text:style-name="T13">&lt;stdio.h&gt;</text:span></text:p>
      <text:p text:style-name="P8"><text:span text:style-name="T8">#include</text:span><text:span text:style-name="T10"> </text:span><text:span text:style-name="T12">&lt;stdlib.h&gt;</text:span></text:p>
      <text:p text:style-name="P13"/>
      <text:p text:style-name="P8"><text:span text:style-name="T10">int</text:span> <text:span text:style-name="T14">main</text:span>(){</text:p>
      <text:p text:style-name="P13"/>
      <text:p text:style-name="P8"><text:span text:style-name="T10">int</text:span> <text:span text:style-name="T15">v1</text:span>[<text:span text:style-name="T16">5</text:span>] = {<text:span text:style-name="T16">0</text:span>,<text:span text:style-name="T16">1</text:span>,<text:span text:style-name="T16">2</text:span>,<text:span text:style-name="T16">3</text:span>,<text:span text:style-name="T16">4</text:span>,<text:span text:style-name="T16">5</text:span>};</text:p>
      <text:p text:style-name="P8"><text:span text:style-name="T10">int</text:span> *<text:span text:style-name="T15">p1</text:span>;</text:p>
      <text:p text:style-name="P13"/>
      <text:p text:style-name="P8"><text:span text:style-name="T15">p1</text:span> = &amp;<text:span text:style-name="T15">v1</text:span>[<text:span text:style-name="T16">0</text:span>];</text:p>
      <text:p text:style-name="P13"/>
      <text:p text:style-name="P8"><text:span text:style-name="T14">printf</text:span>(<text:span text:style-name="T12">"Endereço do ponteiro p1 é: </text:span><text:span text:style-name="T15">%p</text:span><text:span text:style-name="T17">\n</text:span><text:span text:style-name="T12">"</text:span>,<text:span text:style-name="T15">p1</text:span>);</text:p>
      <text:p text:style-name="P8"><text:span text:style-name="T14">printf</text:span>(<text:span text:style-name="T12">"Endereço de v1[0] é </text:span><text:span text:style-name="T15">%x</text:span><text:span text:style-name="T17">\n</text:span><text:span text:style-name="T12">"</text:span>, &amp;<text:span text:style-name="T15">v1</text:span>[<text:span text:style-name="T16">0</text:span>]);</text:p>
      <text:p text:style-name="P13"/>
      <text:p text:style-name="P8">}</text:p>
      <text:p text:style-name="P11"><text:span text:style-name="T13"/></text:p>
      <text:p text:style-name="P7"><text:span text:style-name="T1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oft-page-break/><text:span text:style-name="T5">Q</text:span><text:span text:style-name="T1">uestão 5-</text:span></text:p>
      <text:p text:style-name="P15"><text:span text:style-name="T1"/></text:p>
      <text:p text:style-name="P12"><text:span text:style-name="T9">#include</text:span><text:span text:style-name="T11"> </text:span><text:span text:style-name="T13">&lt;stdio.h&gt;</text:span></text:p>
      <text:p text:style-name="P8"><text:span text:style-name="T8">#include</text:span><text:span text:style-name="T10"> </text:span><text:span text:style-name="T12">&lt;string.h&gt;</text:span></text:p>
      <text:p text:style-name="P13"/>
      <text:p text:style-name="P8"><text:span text:style-name="T10">struct</text:span> <text:span text:style-name="T19">dados_conta_corrente</text:span>{</text:p>
      <text:p text:style-name="P8"><text:span text:style-name="T10">char</text:span> <text:span text:style-name="T15">numero_da_conta</text:span>[<text:span text:style-name="T16">50</text:span>];</text:p>
      <text:p text:style-name="P8"><text:span text:style-name="T10">char</text:span> <text:span text:style-name="T15">nome</text:span>[<text:span text:style-name="T16">50</text:span>];</text:p>
      <text:p text:style-name="P8"><text:span text:style-name="T10">float</text:span> <text:span text:style-name="T15">saldo_inicial</text:span>;</text:p>
      <text:p text:style-name="P13"/>
      <text:p text:style-name="P8">}<text:span text:style-name="T15">Tconta</text:span>;</text:p>
      <text:p text:style-name="P13"/>
      <text:p text:style-name="P8"><text:span text:style-name="T10">int</text:span> <text:span text:style-name="T14">main</text:span>(){</text:p>
      <text:p text:style-name="P13"/>
      <text:p text:style-name="P8"><text:span text:style-name="T8">for</text:span>(<text:span text:style-name="T10">int</text:span> <text:span text:style-name="T15">i</text:span>=<text:span text:style-name="T16">0</text:span>; <text:span text:style-name="T15">i</text:span> &lt; <text:span text:style-name="T16">5</text:span>; <text:span text:style-name="T15">i</text:span>++){</text:p>
      <text:p text:style-name="P13"/>
      <text:p text:style-name="P8"><text:span text:style-name="T14">printf</text:span>(<text:span text:style-name="T12">"Digite o nome do aluno: "</text:span>);</text:p>
      <text:p text:style-name="P8"><text:span text:style-name="T14">fgets</text:span>([i].,,<text:span text:style-name="T10">stdin</text:span>);</text:p>
      <text:p text:style-name="P13"/>
      <text:p text:style-name="P8"><text:span text:style-name="T14">printf</text:span>(<text:span text:style-name="T12">"Digite a matricula do aluno: "</text:span>);</text:p>
      <text:p text:style-name="P8"><text:span text:style-name="T14">fgets</text:span>([i].,<text:span text:style-name="T10">stdin</text:span>);</text:p>
      <text:p text:style-name="P13"/>
      <text:p text:style-name="P8"><text:span text:style-name="T14">printf</text:span>(<text:span text:style-name="T12">"Digite o curso do aluno: "</text:span>);</text:p>
      <text:p text:style-name="P8"><text:span text:style-name="T14">fgets</text:span>(<text:span text:style-name="T15">i</text:span>].,,<text:span text:style-name="T10">stdin</text:span>);</text:p>
      <text:p text:style-name="P13"/>
      <text:p text:style-name="P8"><text:span text:style-name="T14">printf</text:span>(<text:span text:style-name="T12">"Digite a idade do aluno: "</text:span>);</text:p>
      <text:p text:style-name="P8"><text:span text:style-name="T14">scanf</text:span>(<text:span text:style-name="T12">"</text:span><text:span text:style-name="T18">%</text:span><text:span text:style-name="T12">"</text:span>,[i].<text:span text:style-name="T15">i</text:span>);</text:p>
      <text:p text:style-name="P8"><text:span text:style-name="T14">getchar</text:span>();</text:p>
      <text:p text:style-name="P8">}</text:p>
      <text:p text:style-name="P13"/>
      <text:p text:style-name="P8"><text:span text:style-name="T8">for</text:span>(<text:span text:style-name="T10">int</text:span> <text:span text:style-name="T15">i</text:span>=<text:span text:style-name="T16">0</text:span>; <text:span text:style-name="T15">i</text:span> &lt; <text:span text:style-name="T16">5</text:span>; <text:span text:style-name="T15">i</text:span>++){</text:p>
      <text:p text:style-name="P8"><text:span text:style-name="T14">printf</text:span>(<text:span text:style-name="T12">"---------------DADOS </text:span><text:span text:style-name="T18">%</text:span><text:span text:style-name="T12">---------------</text:span><text:span text:style-name="T17">\n</text:span><text:span text:style-name="T12">"</text:span>,<text:span text:style-name="T15">i</text:span>+<text:span text:style-name="T16">1</text:span>);</text:p>
      <text:p text:style-name="P8"><text:span text:style-name="T14">printf</text:span>(<text:span text:style-name="T12">"Nome: </text:span><text:span text:style-name="T15">%s</text:span><text:span text:style-name="T17">\n</text:span><text:span text:style-name="T12">"</text:span>,[i].);</text:p>
      <text:p text:style-name="P8"><text:span text:style-name="T14">printf</text:span>(<text:span text:style-name="T12">"Matrícula: </text:span><text:span text:style-name="T15">%s</text:span><text:span text:style-name="T17">\n</text:span><text:span text:style-name="T12">"</text:span>,[i].);</text:p>
      <text:p text:style-name="P8"><text:span text:style-name="T14">printf</text:span>(<text:span text:style-name="T12">"Curso: </text:span><text:span text:style-name="T15">%s</text:span><text:span text:style-name="T17">\n</text:span><text:span text:style-name="T12">"</text:span>,[i].);</text:p>
      <text:p text:style-name="P8"><text:span text:style-name="T14">printf</text:span>(<text:span text:style-name="T12">"Idade: </text:span><text:span text:style-name="T15">%d</text:span><text:span text:style-name="T17">\n</text:span><text:span text:style-name="T12">"</text:span>,[i].);</text:p>
      <text:p text:style-name="P8">}</text:p>
      <text:p text:style-name="P8"><text:span text:style-name="T8">return</text:span> <text:span text:style-name="T16">0</text:span>;</text:p>
      <text:p text:style-name="P13"/>
      <text:p text:style-name="P8">}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>OBS: Não consegui terminar a 3 e a 5.</text:span></text:p>
      <text:p text:style-name="P15"><text:span text:style-name="T1"/></text:p>
      <text:p text:style-name="P15"><text:soft-page-break/><text:span text:style-name="T1"/></text:p>
      <text:p text:style-name="P15"><text:span text:style-name="T1"/></text:p>
      <text:p text:style-name="P15"><text:span text:style-name="T1"/></text:p>
      <text:p text:style-name="P3"><text:span text:style-name="T3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10:49:02.120388789</meta:creation-date>
    <dc:date>2022-05-27T14:53:54.116003235</dc:date>
    <meta:editing-duration>PT9M55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6" meta:paragraph-count="98" meta:word-count="525" meta:character-count="3191" meta:non-whitespace-character-count="2713"/>
  </office:meta>
</office:document-meta>
</file>